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3.29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2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056cm" fo:min-width="4.56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96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79cm" fo:min-width="2.194cm" fo:padding-top="0.15cm" fo:padding-bottom="0.15cm" fo:padding-left="0.275cm" fo:padding-right="0.275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ad4d8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546a76"/>
      <style:paragraph-properties fo:text-align="center"/>
    </style:style>
    <style:style style:name="P8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8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128cm" svg:x="3.413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35cm" svg:height="6.602cm" draw:transform="skewX (0.0010471975511966) rotate (0.0010471975511966) translate (3.667cm 7.86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3.954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8.874cm" svg:y="6.588cm">
          <draw:text-box>
            <text:p><text:span text:style-name="T1">Cello</text:span></text:p>
          </draw:text-box>
        </draw:frame>
        <draw:custom-shape draw:style-name="gr5" draw:text-style-name="P5" draw:layer="layout" svg:width="5.588cm" svg:height="4.872cm" svg:x="4.348cm" svg:y="8.855cm">
          <text:p text:style-name="P4"><text:span text:style-name="T2">logicSynthesis:</text:span></text:p>
          <text:p text:style-name="P4"><text:span text:style-name="T2">base (defaul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29cm" svg:height="0.889cm" svg:x="5.564cm" svg:y="8.112cm">
          <draw:text-box>
            <text:p><text:span text:style-name="T3">DNACompiler</text:span></text:p>
          </draw:text-box>
        </draw:frame>
        <draw:custom-shape draw:style-name="gr7" draw:text-style-name="P7" draw:layer="layout" svg:width="5.588cm" svg:height="4.826cm" svg:x="10.779cm" svg:y="8.8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4.953cm" svg:height="0.846cm" svg:x="11.341cm" svg:y="8.139cm">
          <draw:text-box>
            <text:p><text:span text:style-name="T3">Stage logicSynthesis</text:span></text:p>
          </draw:text-box>
        </draw:frame>
        <draw:custom-shape draw:style-name="gr9" draw:text-style-name="P8" draw:layer="layout" svg:width="3.81cm" svg:height="0.889cm" svg:x="11.819cm" svg:y="10.889cm">
          <text:p text:style-name="P4"><text:span text:style-name="T2">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59M31S</meta:editing-duration>
    <meta:editing-cycles>30</meta:editing-cycles>
    <meta:generator>LibreOffice/5.1.6.2$Linux_X86_64 LibreOffice_project/10m0$Build-2</meta:generator>
    <dc:date>2017-12-28T00:09:07.936717898</dc:date>
    <meta:document-statistic meta:object-count="9"/>
  </office:meta>
</office:document-meta>
</file>